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UPO VICTORI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HUANARI TEJADA, VICTO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557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RENGIFO, SANITH KELL YELLIZAB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8206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61.18</text:p>
          </table:table-cell>
          <table:table-cell table:style-name="Tableau1.D2" office:value-type="string">
            <text:p text:style-name="P13">24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33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